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Liberation Sans" officeooo:rsid="0019ddec" officeooo:paragraph-rsid="0019ddec"/>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Liberation Sans" officeooo:rsid="0019ddec" officeooo:paragraph-rsid="0019ddec"/>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Liberation Sans" fo:font-style="italic" officeooo:rsid="0019ddec" officeooo:paragraph-rsid="0019dde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dgment is Coming - Romans 14:11 – 12</text:p>
      <text:p text:style-name="P3"><text:s/>11 For it is written, As I live, says the Lord, every knee will bow to me, and every tongue will give praise to God. 12 So then, each of us will give an account of himself to God.</text:p>
      <text:p text:style-name="P2">From the moment that we take our first breath we are sinners. From the moment we first open our eyes we are sinners. Everything thing “good” we do in this world does not matter because we are born sinners and will die sinners. There is only one way to ensure that you, as a sinner, do not end up in Hell. That is put your trust in Jesus Christ. Make Him Lord over all in your life and He will grant you eternal life. </text:p>
      <text:p text:style-name="P2">Everyone in this room will have to stand before Christ, and give an account of things that happened on this earth. One group of us will be secure in knowing that we will end up in heaven, but will undoubtedly loose rewards, the other half, or should I say most of everyone who has ever lived on this earth will be judged by the commandments and all be found guilty. This group will end up in Hell and at that point it will be to late to turn back. All of us will have to give an account, but the few, as we are told will walk on streets of gold.</text:p>
      <text:p text:style-name="P2">Everyone on this planet. Past, present, and future will stand before Jesus Christ. We will all kneel at his presence. He is the true King of everything, whether we like it or not. The world will tell you that Christ is but one way to heaven, when in reality He is the only way. Everyone on this planet will say only God can judge me, and they are half right, God will judge them and they will be found guilty. </text:p>
      <text:p text:style-name="P2">This devotion is not easy to write or give because I have loved ones that are lost, everyone out there has loved ones that are lost, and most of the time we have to watch them drink their own destruction one act at a time. We witness, we pray, and we weep for our lost, because we know what happens when they do not accept Christ and die without Him. This week let us all pray, read, and get closer to God, because He is all we have left in this world.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3T17:47:27.086566607</meta:creation-date>
    <dc:title>default</dc:title>
    <meta:editing-duration>PT51S</meta:editing-duration>
    <meta:editing-cycles>3</meta:editing-cycles>
    <meta:generator>LibreOffice/7.3.1.3$Linux_X86_64 LibreOffice_project/30$Build-3</meta:generator>
    <dc:date>2022-04-23T17:58:59.840616626</dc:date>
    <meta:document-statistic meta:table-count="0" meta:image-count="0" meta:object-count="0" meta:page-count="1" meta:paragraph-count="6" meta:word-count="413" meta:character-count="2043" meta:non-whitespace-character-count="1631"/>
    <meta:template xlink:type="simple" xlink:actuate="onRequest" xlink:title="default" xlink:href="../../../../../../../home/pastorczo13/Templates/default.ott" meta:date="2022-04-23T17:47:26.565974741"/>
  </office:meta>
</office:document-meta>
</file>